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0F88DC92F5756B27554.png" manifest:media-type="image/png"/>
  <manifest:file-entry manifest:full-path="Pictures/10000001000001D100000098842FC7189C63A3D0.png" manifest:media-type="image/png"/>
  <manifest:file-entry manifest:full-path="Pictures/1000000100000CEE0000023AC23A614F664E4D40.png" manifest:media-type="image/png"/>
  <manifest:file-entry manifest:full-path="Pictures/1000000100000426000001237637221775668F47.png" manifest:media-type="image/png"/>
  <manifest:file-entry manifest:full-path="Pictures/10000001000001F2000000A36A379D1C0B283BAA.png" manifest:media-type="image/png"/>
  <manifest:file-entry manifest:full-path="Pictures/100000000000015E0000006DEF5B52E0F1013054.png" manifest:media-type="image/png"/>
  <manifest:file-entry manifest:full-path="Pictures/10000001000001180000011873EE5F4054639E80.png" manifest:media-type="image/png"/>
  <manifest:file-entry manifest:full-path="Pictures/100000010000025800000076505733572CD32B2F.png" manifest:media-type="image/png"/>
  <manifest:file-entry manifest:full-path="Pictures/10002A6800003377000010DE10ABABD7893D9FBC.svg" manifest:media-type="image/svg+xml"/>
  <manifest:file-entry manifest:full-path="Pictures/100000010000016B00000232B626CFB526A1AEA0.png" manifest:media-type="image/png"/>
  <manifest:file-entry manifest:full-path="Pictures/10000001000001690000005DCD6D26CFDE1E1923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036666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="solid" draw:fill-color="#4fa48d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5.7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6" style:family="graphic" style:parent-style-name="standard">
      <style:graphic-properties draw:stroke="none" svg:stroke-color="#036666" draw:fill="none" draw:fill-color="#036666" fo:min-height="3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036666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36666" draw:gradient-step-count="64"/>
      <style:paragraph-properties fo:text-align="center"/>
    </style:style>
    <style:style style:name="P2" style:family="paragraph">
      <loext:graphic-properties draw:fill="solid" draw:fill-color="#4fa48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036666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36666" loext:opacity="100%" fo:font-size="72pt" style:font-size-asian="72pt" style:font-size-complex="72pt"/>
    </style:style>
    <style:style style:name="P10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Open Sans Condense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Open Sans Condense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ffffff" loext:opacity="100%" style:font-name="Open Sans Condensed" fo:font-size="96pt" style:font-size-asian="96pt" style:font-size-complex="96pt"/>
    </style:style>
    <style:style style:name="T6" style:family="text">
      <style:text-properties fo:font-variant="normal" fo:text-transform="none" fo:color="#036666" loext:opacity="100%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52.297cm" svg:y="108.372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0382F0000000000000000246468B18C3DD530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0.006cm" svg:y="174.889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4" draw:text-style-name="P5" draw:layer="layout" svg:width="98cm" svg:height="16.042cm" svg:x="1cm" svg:y="5.8cm">
          <draw:text-box>
            <text:p><text:span text:style-name="T1"/></text:p>
            <text:p text:style-name="P4"><text:span text:style-name="T2"><text:s text:c="10"/></text:span><text:span text:style-name="T3">Pass the SALT </text:span><text:span text:style-name="T4">2022</text:span></text:p>
          </draw:text-box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8cm" svg:height="9.8cm" svg:x="1cm" svg:y="117cm">
          <draw:text-box>
            <text:p><text:span text:style-name="T1"/></text:p>
            <text:p text:style-name="P4"><text:span text:style-name="T5">HOSTING &amp; MEDIA</text:span></text:p>
          </draw:text-box>
        </draw:frame>
        <draw:frame draw:style-name="gr6" draw:text-style-name="P7" draw:layer="layout" svg:width="98cm" svg:height="3.71cm" svg:x="1cm" svg:y="44.3cm">
          <draw:text-box>
            <text:p text:style-name="P6"><text:span text:style-name="T6">PLATINUM SPONSORS</text:span></text:p>
          </draw:text-box>
        </draw:frame>
        <draw:frame draw:style-name="gr5" draw:text-style-name="P5" draw:layer="layout" svg:width="98cm" svg:height="9.8cm" svg:x="1cm" svg:y="29.4cm">
          <draw:text-box>
            <text:p><text:span text:style-name="T1"/></text:p>
            <text:p text:style-name="P4"><text:span text:style-name="T5">SPONSORED BY</text:span></text:p>
          </draw:text-box>
        </draw:frame>
        <draw:frame draw:style-name="gr7" draw:text-style-name="P8" draw:layer="layout" svg:width="98cm" svg:height="3.71cm" svg:x="1cm" svg:y="65.19cm">
          <draw:text-box>
            <text:p text:style-name="P6"><text:span text:style-name="T6">GOLD SPONSORS</text:span></text:p>
          </draw:text-box>
        </draw:frame>
        <draw:frame draw:style-name="gr7" draw:text-style-name="P9" draw:layer="layout" svg:width="98cm" svg:height="3.71cm" svg:x="1.1cm" svg:y="98cm">
          <draw:text-box>
            <text:p text:style-name="P4"><text:span text:style-name="T6">SILVER SPONSOR</text:span></text:p>
          </draw:text-box>
        </draw:frame>
        <draw:frame draw:style-name="gr8" draw:text-style-name="P3" draw:layer="layout" svg:width="15.12cm" svg:height="23.412cm" svg:x="5.38cm" svg:y="3.9cm">
          <draw:image xlink:href="Pictures/100000010000016B00000232B626CFB526A1AEA0.png" xlink:type="simple" xlink:show="embed" xlink:actuate="onLoad" draw:mime-type="image/png">
            <text:p/>
          </draw:image>
        </draw:frame>
        <draw:frame draw:style-name="gr8" draw:text-style-name="P3" draw:layer="layout" svg:width="34.077cm" svg:height="6.7cm" svg:x="32.962cm" svg:y="105.6cm">
          <draw:image xlink:href="Pictures/100000010000025800000076505733572CD32B2F.png" xlink:type="simple" xlink:show="embed" xlink:actuate="onLoad" draw:mime-type="image/png">
            <text:p/>
          </draw:image>
        </draw:frame>
        <draw:g>
          <draw:frame draw:style-name="gr3" draw:text-style-name="P3" draw:layer="layout" svg:width="32.804cm" svg:height="10.2cm" svg:x="13.68cm" svg:y="134.731cm">
            <draw:image xlink:href="Pictures/100000000000015E0000006DEF5B52E0F1013054.png" xlink:type="simple" xlink:show="embed" xlink:actuate="onLoad" draw:mime-type="image/png">
              <text:p/>
            </draw:image>
          </draw:frame>
          <draw:frame draw:style-name="gr8" draw:text-style-name="P3" draw:layer="layout" svg:width="28.098cm" svg:height="7.698cm" svg:x="58.222cm" svg:y="135.923cm">
            <draw:image xlink:href="Pictures/1000000100000426000001237637221775668F47.png" xlink:type="simple" xlink:show="embed" xlink:actuate="onLoad" draw:mime-type="image/png">
              <text:p/>
            </draw:image>
          </draw:frame>
        </draw:g>
        <draw:line draw:style-name="gr9" draw:text-style-name="P3" draw:layer="layout" svg:x1="20.1cm" svg:y1="46.155cm" svg:x2="37.6cm" svg:y2="46.155cm">
          <text:p/>
        </draw:line>
        <draw:line draw:style-name="gr9" draw:text-style-name="P3" draw:layer="layout" svg:x1="62.4cm" svg:y1="46.155cm" svg:x2="79.9cm" svg:y2="46.155cm">
          <text:p/>
        </draw:line>
        <draw:line draw:style-name="gr9" draw:text-style-name="P10" draw:layer="layout" svg:x1="20.1cm" svg:y1="67.045cm" svg:x2="37.5cm" svg:y2="67.045cm">
          <text:p/>
        </draw:line>
        <draw:line draw:style-name="gr9" draw:text-style-name="P10" draw:layer="layout" svg:x1="62.4cm" svg:y1="67.045cm" svg:x2="79.9cm" svg:y2="67.045cm">
          <text:p/>
        </draw:line>
        <draw:line draw:style-name="gr9" draw:text-style-name="P3" draw:layer="layout" svg:x1="20.1cm" svg:y1="99.855cm" svg:x2="37.5cm" svg:y2="99.855cm">
          <text:p/>
        </draw:line>
        <draw:line draw:style-name="gr9" draw:text-style-name="P3" draw:layer="layout" svg:x1="62.4cm" svg:y1="99.855cm" svg:x2="79.9cm" svg:y2="99.855cm">
          <text:p/>
        </draw:line>
        <draw:g>
          <draw:frame draw:style-name="gr10" draw:text-style-name="P4" draw:layer="layout" svg:width="31.521cm" svg:height="8.128cm" svg:x="7.595cm" svg:y="52.943cm">
            <draw:image xlink:href="Pictures/10000001000001690000005DCD6D26CFDE1E1923.png" xlink:type="simple" xlink:show="embed" xlink:actuate="onLoad" draw:mime-type="image/png">
              <text:p/>
            </draw:image>
          </draw:frame>
          <draw:frame draw:style-name="gr10" draw:text-style-name="P4" draw:layer="layout" svg:width="47.193cm" svg:height="8.128cm" svg:x="45.212cm" svg:y="53.07cm">
            <draw:image xlink:href="Pictures/1000000100000CEE0000023AC23A614F664E4D40.png" xlink:type="simple" xlink:show="embed" xlink:actuate="onLoad" draw:mime-type="image/png">
              <text:p/>
            </draw:image>
          </draw:frame>
        </draw:g>
        <draw:g>
          <draw:frame draw:style-name="gr3" draw:text-style-name="P3" draw:layer="layout" svg:width="0.001cm" svg:height="0.001cm" svg:x="50.449cm" svg:y="91.794cm">
            <draw:image xlink:href="Pictures/100967D200000000000000005EF2A92B3265D923.svg" xlink:type="simple" xlink:show="embed" xlink:actuate="onLoad" draw:mime-type="image/svg+xml">
              <text:p/>
            </draw:image>
          </draw:frame>
          <draw:frame draw:style-name="gr3" draw:text-style-name="P3" draw:layer="layout" svg:width="26.943cm" svg:height="8.804cm" svg:x="12.443cm" svg:y="87.392cm">
            <draw:image xlink:href="Pictures/10000001000001D100000098842FC7189C63A3D0.png" xlink:type="simple" xlink:show="embed" xlink:actuate="onLoad" draw:mime-type="image/png">
              <text:p/>
            </draw:image>
          </draw:frame>
          <draw:frame draw:style-name="gr8" draw:text-style-name="P3" draw:layer="layout" svg:width="37.535cm" svg:height="9.308cm" svg:x="50.495cm" svg:y="87.14cm">
            <draw:image xlink:href="Pictures/10000001000003E8000000F88DC92F5756B27554.png" xlink:type="simple" xlink:show="embed" xlink:actuate="onLoad" draw:mime-type="image/png">
              <text:p/>
            </draw:image>
          </draw:frame>
          <draw:frame draw:style-name="gr10" draw:text-style-name="P4" draw:layer="layout" svg:width="27.889cm" svg:height="9.144cm" svg:x="11.97cm" svg:y="71.74cm">
            <draw:image xlink:href="Pictures/10002A6800003377000010DE10ABABD7893D9FBC.svg" xlink:type="simple" xlink:show="embed" xlink:actuate="onLoad" draw:mime-type="image/svg+xml">
              <text:p/>
            </draw:image>
            <draw:image xlink:href="Pictures/10000001000001F2000000A36A379D1C0B283BAA.png" xlink:type="simple" xlink:show="embed" xlink:actuate="onLoad" draw:mime-type="image/png"/>
          </draw:frame>
          <draw:frame draw:style-name="gr10" draw:text-style-name="P4" draw:layer="layout" svg:width="10.668cm" svg:height="10.668cm" svg:x="63.928cm" svg:y="71.485cm">
            <draw:image xlink:href="Pictures/10000001000001180000011873EE5F4054639E80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3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0.2cm" fo:page-height="220.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6-05-09T11:20:41.873667478</meta:creation-date>
    <dc:date>2022-05-30T11:24:15.594534604</dc:date>
    <meta:editing-duration>PT10H4M25S</meta:editing-duration>
    <meta:editing-cycles>111</meta:editing-cycles>
    <meta:generator>LibreOffice/7.2.6.2$Linux_X86_64 LibreOffice_project/20$Build-2</meta:generator>
    <meta:document-statistic meta:object-count="32"/>
  </office:meta>
</office:document-meta>
</file>